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2bf44" draw:fill-color="#e0efd4" draw:textarea-horizontal-align="justify" draw:textarea-vertical-align="top" draw:auto-grow-height="false" fo:min-height="7.815cm" fo:min-width="4.608cm"/>
      <style:paragraph-properties style:writing-mode="lr-tb"/>
    </style:style>
    <style:style style:name="gr2" style:family="graphic" style:parent-style-name="standard">
      <style:graphic-properties svg:stroke-color="#ed1c24" draw:fill-color="#fcd4d1" draw:opacity="100%" draw:textarea-horizontal-align="justify" draw:textarea-vertical-align="top" draw:auto-grow-height="false" fo:min-height="7.815cm" fo:min-width="12.61cm"/>
      <style:paragraph-properties style:writing-mode="lr-tb"/>
    </style:style>
    <style:style style:name="gr3" style:family="graphic" style:parent-style-name="standard">
      <style:graphic-properties svg:stroke-color="#f58220" draw:fill-color="#fedcc6" draw:textarea-horizontal-align="justify" draw:textarea-vertical-align="top" draw:auto-grow-height="false" fo:min-height="7.815cm" fo:min-width="7.617cm"/>
      <style:paragraph-properties style:writing-mode="lr-tb"/>
    </style:style>
    <style:style style:name="gr4" style:family="graphic" style:parent-style-name="objectwithoutfill">
      <style:graphic-properties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f58220" draw:fill-color="#f79448" draw:textarea-horizontal-align="justify" draw:textarea-vertical-align="middle" draw:auto-grow-height="false" fo:min-height="4.311cm" fo:min-width="1.791cm"/>
      <style:paragraph-properties style:writing-mode="lr-tb"/>
    </style:style>
    <style:style style:name="gr6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1" style:family="graphic" style:parent-style-name="standard">
      <style:graphic-properties svg:stroke-color="#ef413d" draw:fill-color="#f37b70" draw:textarea-horizontal-align="justify" draw:textarea-vertical-align="middle" draw:auto-grow-height="false" fo:min-height="0.893cm" fo:min-width="1.278cm"/>
      <style:paragraph-properties style:writing-mode="lr-tb"/>
    </style:style>
    <style:style style:name="gr12" style:family="graphic" style:parent-style-name="standard">
      <style:graphic-properties svg:stroke-color="#ef413d" draw:fill-color="#f37b70" draw:textarea-horizontal-align="justify" draw:textarea-vertical-align="middle" draw:auto-grow-height="false" fo:min-height="0.893cm" fo:min-width="0.77cm"/>
      <style:paragraph-properties style:writing-mode="lr-tb"/>
    </style:style>
    <style:style style:name="gr13" style:family="graphic" style:parent-style-name="standard">
      <style:graphic-properties svg:stroke-color="#ef413d" draw:fill-color="#f37b70" draw:textarea-horizontal-align="justify" draw:textarea-vertical-align="middle" draw:auto-grow-height="false" fo:min-height="0.893cm" fo:min-width="1.294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17" style:family="graphic" style:parent-style-name="standard">
      <style:graphic-properties svg:stroke-color="#0066b3" draw:fill-color="#7da7d8" draw:textarea-horizontal-align="justify" draw:textarea-vertical-align="middle" draw:auto-grow-height="false" fo:min-height="0.299cm" fo:min-width="2.579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5.088cm"/>
      <style:paragraph-properties style:writing-mode="lr-tb"/>
    </style:style>
    <style:style style:name="gr19" style:family="graphic" style:parent-style-name="standard">
      <style:graphic-properties svg:stroke-color="#407927" draw:fill-color="#89c765" draw:textarea-horizontal-align="justify" draw:textarea-vertical-align="middle" draw:auto-grow-height="false" fo:min-height="4.32cm" fo:min-width="3.818cm"/>
      <style:paragraph-properties style:writing-mode="lr-tb"/>
    </style:style>
    <style:style style:name="gr20" style:family="graphic" style:parent-style-name="standard">
      <style:graphic-properties svg:stroke-color="#985006" draw:fill-color="#f79448" draw:textarea-horizontal-align="justify" draw:textarea-vertical-align="middle" draw:auto-grow-height="false" fo:min-height="1.893cm" fo:min-width="2.553cm"/>
      <style:paragraph-properties style:writing-mode="lr-tb"/>
    </style:style>
    <style:style style:name="gr21" style:family="graphic" style:parent-style-name="standard">
      <style:graphic-properties svg:stroke-color="#f58220" draw:fill-color="#fcc79b" draw:textarea-horizontal-align="justify" draw:textarea-vertical-align="middle" draw:auto-grow-height="false" fo:min-height="0.007cm" fo:min-width="0.938cm"/>
    </style:style>
    <style:style style:name="gr22" style:family="graphic" style:parent-style-name="standard">
      <style:graphic-properties svg:stroke-color="#c9211e" draw:fill-color="#f37b70" draw:textarea-horizontal-align="justify" draw:textarea-vertical-align="middle" draw:auto-grow-height="false" fo:min-height="2.929cm" fo:min-width="4.834cm"/>
      <style:paragraph-properties style:writing-mode="lr-tb"/>
    </style:style>
    <style:style style:name="gr23" style:family="graphic" style:parent-style-name="standard">
      <style:graphic-properties svg:stroke-color="#ef413d" draw:fill-color="#f3715a" draw:textarea-horizontal-align="justify" draw:textarea-vertical-align="middle" draw:auto-grow-height="false" fo:min-height="0.373cm" fo:min-width="5.413cm"/>
    </style:style>
    <style:style style:name="gr24" style:family="graphic" style:parent-style-name="standard">
      <style:graphic-properties svg:stroke-color="#ef413d" draw:fill-color="#f37b70" draw:textarea-horizontal-align="justify" draw:textarea-vertical-align="middle" draw:auto-grow-height="false" fo:min-height="0.893cm" fo:min-width="1.96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e0efd4"/>
      <style:paragraph-properties fo:text-align="end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loext:graphic-properties draw:fill-color="#fcd4d1" draw:opacity="100%"/>
      <style:paragraph-properties fo:text-align="end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>
      <loext:graphic-properties draw:fill-color="#fedcc6"/>
      <style:paragraph-properties fo:text-align="end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79448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37b7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407927" fo:font-size="22pt" style:font-size-asian="22pt" style:font-size-complex="22pt"/>
    </style:style>
    <style:style style:name="P11" style:family="paragraph">
      <loext:graphic-properties draw:fill-color="#7da7d8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ef413d" fo:font-size="22pt" style:font-size-asian="22pt" style:font-size-complex="22pt"/>
    </style:style>
    <style:style style:name="P13" style:family="paragraph">
      <loext:graphic-properties draw:fill-color="#89c765"/>
      <style:paragraph-properties fo:text-align="center"/>
      <style:text-properties style:text-underline-style="none"/>
    </style:style>
    <style:style style:name="P14" style:family="paragraph">
      <loext:graphic-properties draw:fill-color="#f79448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cc79b"/>
      <style:paragraph-properties fo:text-align="center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37b70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3715a"/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-33% 58%"/>
    </style:style>
    <style:style style:name="T5" style:family="text">
      <style:text-properties fo:color="#407927" fo:font-size="22pt" style:font-size-asian="22pt" style:font-size-complex="22pt"/>
    </style:style>
    <style:style style:name="T6" style:family="text">
      <style:text-properties fo:color="#ef413d" fo:font-size="22pt" style:font-size-asian="22pt" style:font-size-complex="22pt"/>
    </style:style>
    <style:style style:name="T7" style:family="text">
      <style:text-properties style:text-underline-style="non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08cm" svg:height="8.065cm" svg:x="23.352cm" svg:y="7.742cm">
          <text:p text:style-name="P1"><text:span text:style-name="T1">External</text:span><text:span text:style-name="T1"><text:line-break/></text:span><text:span text:style-name="T1">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11cm" svg:height="8.065cm" svg:x="1.098cm" svg:y="7.742cm">
          <text:p text:style-name="P1"><text:span text:style-name="T1">P</text:span><text:span text:style-name="T1">e</text:span><text:span text:style-name="T1">r</text:span><text:span text:style-name="T1">i</text:span><text:span text:style-name="T1">p</text:span><text:span text:style-name="T1">h</text:span><text:span text:style-name="T1">e</text:span><text:span text:style-name="T1">r</text:span><text:span text:style-name="T1">a</text:span><text:span text:style-name="T1">l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117cm" svg:height="8.065cm" svg:x="14.843cm" svg:y="7.742cm">
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.094cm" svg:y1="13.319cm" svg:x2="20.177cm" svg:y2="13.319cm">
          <text:p text:style-name="P5"><text:span text:style-name="T2"/></text:p>
          <text:p text:style-name="P5"/>
        </draw:line>
        <draw:custom-shape draw:style-name="gr5" draw:text-style-name="P7" draw:layer="layout" svg:width="2.291cm" svg:height="4.561cm" svg:x="20.172cm" svg:y="9.509cm">
          <text:p text:style-name="P5">SRA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202cm" svg:y1="10.779cm" svg:x2="18.018cm" svg:y2="10.779cm">
          <text:p/>
        </draw:line>
        <draw:line draw:style-name="gr7" draw:text-style-name="P6" draw:layer="layout" svg:x1="18.018cm" svg:y1="10.779cm" svg:x2="18.018cm" svg:y2="9.001cm">
          <text:p/>
        </draw:line>
        <draw:line draw:style-name="gr8" draw:text-style-name="P6" xml:id="id2" draw:id="id2" draw:layer="layout" svg:x1="16.748cm" svg:y1="9.001cm" svg:x2="16.748cm" svg:y2="10.779cm">
          <text:p/>
        </draw:line>
        <draw:connector draw:style-name="gr9" draw:text-style-name="P5" draw:layer="layout" svg:x1="16.745cm" svg:y1="11.938cm" svg:x2="16.748cm" svg:y2="10.779cm" draw:start-shape="id1" draw:start-glue-point="0" draw:end-shape="id2" draw:end-glue-point="2" svg:d="M16745 11938v-567h3v-592" svg:viewBox="0 0 4 1160">
          <text:p/>
        </draw:connector>
        <draw:line draw:style-name="gr8" draw:text-style-name="P6" draw:layer="layout" svg:x1="2.316cm" svg:y1="10.113cm" svg:x2="2.316cm" svg:y2="13.542cm">
          <text:p/>
        </draw:line>
        <draw:line draw:style-name="gr8" draw:text-style-name="P6" draw:layer="layout" svg:x1="3.451cm" svg:y1="10.114cm" svg:x2="3.467cm" svg:y2="12.654cm">
          <text:p/>
        </draw:line>
        <draw:line draw:style-name="gr8" draw:text-style-name="P6" draw:layer="layout" svg:x1="7.189cm" svg:y1="10.115cm" svg:x2="7.189cm" svg:y2="11.957cm">
          <text:p/>
        </draw:line>
        <draw:frame draw:style-name="gr10" draw:text-style-name="P8" draw:layer="layout" svg:width="1.27cm" svg:height="1.119cm" svg:x="5.378cm" svg:y="10.454cm">
          <draw:text-box>
            <text:p><text:span text:style-name="T3">…</text:span></text:p>
          </draw:text-box>
        </draw:frame>
        <draw:custom-shape draw:style-name="gr11" draw:text-style-name="P9" draw:layer="layout" svg:width="1.778cm" svg:height="1.143cm" svg:x="1.427cm" svg:y="13.45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143cm" svg:x="6.562cm" svg:y="11.95cm">
          <text:p text:style-name="P5">P<text:span text:style-name="T4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94cm" svg:height="1.143cm" svg:x="2.562cm" svg:y="11.95cm">
          <text:p text:style-name="P5">Timer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652cm" svg:y1="9.841cm" svg:x2="7.675cm" svg:y2="7.047cm">
          <text:p/>
        </draw:line>
        <draw:line draw:style-name="gr14" draw:text-style-name="P6" draw:layer="layout" svg:x1="14.361cm" svg:y1="7.047cm" svg:x2="7.706cm" svg:y2="7.047cm">
          <text:p/>
        </draw:line>
        <draw:line draw:style-name="gr15" draw:text-style-name="P6" draw:layer="layout" svg:x1="25.899cm" svg:y1="11.395cm" svg:x2="25.913cm" svg:y2="7.047cm">
          <text:p/>
        </draw:line>
        <draw:line draw:style-name="gr14" draw:text-style-name="P6" draw:layer="layout" svg:x1="25.906cm" svg:y1="16.138cm" svg:x2="25.906cm" svg:y2="13.954cm">
          <text:p/>
        </draw:line>
        <draw:frame draw:style-name="gr16" draw:text-style-name="P10" draw:layer="layout" svg:width="4.064cm" svg:height="1.27cm" svg:x="23.874cm" svg:y="16.407cm">
          <draw:text-box>
            <text:p text:style-name="P5"><text:span text:style-name="T5">DDR</text:span></text:p>
          </draw:text-box>
        </draw:frame>
        <draw:line draw:style-name="gr14" draw:text-style-name="P6" draw:layer="layout" svg:x1="15.848cm" svg:y1="7.454cm" svg:x2="15.848cm" svg:y2="4.812cm">
          <text:p/>
        </draw:line>
        <draw:line draw:style-name="gr14" draw:text-style-name="P6" draw:layer="layout" svg:x1="14.337cm" svg:y1="7.072cm" svg:x2="14.36cm" svg:y2="6.412cm">
          <text:p/>
        </draw:line>
        <draw:line draw:style-name="gr15" draw:text-style-name="P6" draw:layer="layout" svg:x1="17.438cm" svg:y1="7.072cm" svg:x2="17.461cm" svg:y2="6.412cm">
          <text:p/>
        </draw:line>
        <draw:line draw:style-name="gr15" draw:text-style-name="P6" draw:layer="layout" svg:x1="25.892cm" svg:y1="7.047cm" svg:x2="17.459cm" svg:y2="7.047cm">
          <text:p/>
        </draw:line>
        <draw:g>
          <draw:custom-shape draw:style-name="gr17" draw:text-style-name="P11" draw:layer="layout" svg:width="5.497cm" svg:height="0.979cm" draw:transform="rotate (-3.14159265358979) translate (18.587cm 6.5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8" draw:text-style-name="P5" draw:layer="layout" svg:width="5.588cm" svg:height="3.556cm" svg:x="13.065cm" svg:y="1.351cm">
          <text:p text:style-name="P5">CPU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.318cm" svg:y1="16.009cm" svg:x2="2.318cm" svg:y2="14.51cm">
          <text:p/>
        </draw:line>
        <draw:frame draw:style-name="gr16" draw:text-style-name="P12" draw:layer="layout" svg:width="2.921cm" svg:height="1.27cm" svg:x="0.844cm" svg:y="15.787cm">
          <draw:text-box>
            <text:p text:style-name="P5"><text:span text:style-name="T6">R</text:span><text:span text:style-name="T6">S</text:span><text:span text:style-name="T6">2</text:span><text:span text:style-name="T6">3</text:span><text:span text:style-name="T6">2</text:span></text:p>
          </draw:text-box>
        </draw:frame>
        <draw:custom-shape draw:style-name="gr19" draw:text-style-name="P13" draw:layer="layout" svg:width="4.318cm" svg:height="4.57cm" svg:x="23.747cm" svg:y="9.484cm">
          <text:p text:style-name="P5"><text:span text:style-name="T7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1" draw:id="id1" draw:layer="layout" svg:width="3.053cm" svg:height="2.143cm" svg:x="15.219cm" svg:y="11.938cm">
          <text:p text:style-name="P5"><text:span text:style-name="T8">Boot </text:span><text:span text:style-name="T8"><text:line-break/></text:span><text:span text:style-name="T8">Controller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5.834cm" svg:y1="7.452cm" svg:x2="17.46cm" svg:y2="7.452cm">
          <text:p/>
        </draw:line>
        <draw:line draw:style-name="gr14" draw:text-style-name="P6" draw:layer="layout" svg:x1="17.462cm" svg:y1="8.671cm" svg:x2="17.462cm" svg:y2="7.401cm">
          <text:p/>
        </draw:line>
        <draw:g>
          <draw:custom-shape draw:style-name="gr21" draw:text-style-name="P15" draw:layer="layout" svg:width="2.566cm" svg:height="0.457cm" draw:transform="rotate (-3.14159265358979) translate (18.706cm 9.04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8" draw:text-style-name="P6" draw:layer="layout" svg:x1="11.089cm" svg:y1="10.115cm" svg:x2="11.089cm" svg:y2="11.957cm">
          <text:p/>
        </draw:line>
        <draw:custom-shape draw:style-name="gr22" draw:text-style-name="P17" draw:layer="layout" svg:width="5.334cm" svg:height="3.179cm" svg:x="8.493cm" svg:y="11.41cm">
          <text:p text:style-name="P16"><text:span text:style-name="T9">Vers</text:span><text:span text:style-name="T9">at</text:span><text:span text:style-name="T9"><text:line-break/></text:span><text:span text:style-name="T9">CGR</text:span><text:span text:style-name="T9">A</text:span>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18" draw:layer="layout" svg:width="10.553cm" svg:height="1.111cm" draw:transform="rotate (-3.14159265358979) translate (12.188cm 10.26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6" draw:layer="layout" svg:x1="11.16cm" svg:y1="17.103cm" svg:x2="11.16cm" svg:y2="14.614cm">
          <text:p/>
        </draw:line>
        <draw:line draw:style-name="gr14" draw:text-style-name="P6" draw:layer="layout" svg:x1="24.571cm" svg:y1="17.129cm" svg:x2="11.16cm" svg:y2="17.129cm">
          <text:p/>
        </draw:line>
        <draw:line draw:style-name="gr8" draw:text-style-name="P6" draw:layer="layout" svg:x1="5.013cm" svg:y1="10.12cm" svg:x2="5.013cm" svg:y2="13.549cm">
          <text:p/>
        </draw:line>
        <draw:custom-shape draw:style-name="gr24" draw:text-style-name="P9" draw:layer="layout" svg:width="2.467cm" svg:height="1.143cm" svg:x="3.78cm" svg:y="13.457cm">
          <text:p text:style-name="P5">Ethernet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5.013cm" svg:y1="16.016cm" svg:x2="5.013cm" svg:y2="14.517cm">
          <text:p/>
        </draw:line>
        <draw:frame draw:style-name="gr16" draw:text-style-name="P12" draw:layer="layout" svg:width="2.921cm" svg:height="1.987cm" svg:x="3.553cm" svg:y="15.929cm">
          <draw:text-box>
            <text:p text:style-name="P5"><text:span text:style-name="T6">ETH</text:span><text:span text:style-name="T6"><text:line-break/></text:span><text:span text:style-name="T6">PH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1:08:47.277856474</meta:creation-date>
    <dc:date>2022-05-03T14:55:13.893416630</dc:date>
    <meta:editing-duration>PT2H1M23S</meta:editing-duration>
    <meta:editing-cycles>20</meta:editing-cycles>
    <meta:generator>LibreOffice/6.4.7.2$Linux_X86_64 LibreOffice_project/40$Build-2</meta:generator>
    <meta:document-statistic meta:object-count="46"/>
  </office:meta>
</office:document-meta>
</file>